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aze Game No. 2 Notes</text:p>
      <text:p text:style-name="Standard"/>
      <text:p text:style-name="Standard"/>
      <text:p text:style-name="Standard"/>
      <text:p text:style-name="Standard">Notes from the notebook: <text:line-break/></text:p>
      <text:p text:style-name="Standard">ideas: </text:p>
      <text:list xml:id="list8252328097200675565" text:style-name="L1">
        <text:list-item>
          <text:p text:style-name="P2">A tilt ball maze like Breath Of The Wild</text:p>
        </text:list-item>
        <text:list-item>
          <text:p text:style-name="P2">Keep it basic.</text:p>
        </text:list-item>
        <text:list-item>
          <text:p text:style-name="P2">Marbles</text:p>
        </text:list-item>
        <text:list-item>
          <text:p text:style-name="P2">Maze should be stationary.</text:p>
        </text:list-item>
        <text:list-item>
          <text:p text:style-name="P2">3D Ball.</text:p>
        </text:list-item>
        <text:list-item>
          <text:p text:style-name="P2">Goal is a trigger collider.</text:p>
        </text:list-item>
        <text:list-item>
          <text:p text:style-name="P2">Top down camera view.</text:p>
        </text:list-item>
        <text:list-item>
          <text:p text:style-name="P2">If made more advanced, then use tilt controls.</text:p>
        </text:list-item>
      </text:list>
      <text:p text:style-name="Standard"/>
      <text:p text:style-name="Standard"/>
      <text:p text:style-name="Standard">So I'll write up the GDD.<text:line-break/>It should have a description of the game, what will be in it, how to control it, what it is being built for and how to win.</text:p>
      <text:p text:style-name="Standard"/>
      <text:p text:style-name="Standard">Then a list of the big steps that must be done in order to create the game.</text:p>
      <text:p text:style-name="Standard"/>
      <text:p text:style-name="Standard">Then on this document, each big step will be broken down into smaller steps for each big step.</text:p>
      <text:p text:style-name="Standard"/>
      <text:p text:style-name="Standard">Then the note taking below the list, as I work through each step and make the basic game.</text:p>
      <text:p text:style-name="Standard"/>
      <text:p text:style-name="Standard">Smaller steps list: </text:p>
      <text:list xml:id="list2411409249745640234" text:style-name="L2">
        <text:list-item>
          <text:p text:style-name="P3"/>
        </text:list-item>
      </text:list>
      <text:p text:style-name="Standard"/>
      <text:p text:style-name="Standard"/>
      <text:p text:style-name="Standard"/>
      <text:p text:style-name="Standard">Below here will be the usual note taking as I make the gam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14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5/0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1-25T13:34:21.55</meta:creation-date>
    <dc:date>2018-01-25T14:39:42.01</dc:date>
    <dc:creator>Charlie Gracie</dc:creator>
    <meta:editing-duration>PT52M6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18" meta:word-count="160" meta:character-count="763"/>
  </office:meta>
</office:document-meta>
</file>